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DefaultParagraphFont" style:family="text">
      <style:text-properties style:font-name="Segoe UI Emoji" style:font-name-asian="Times New Roman" style:font-name-complex="Segoe UI Emoji" fo:font-weight="bold" style:font-weight-asian="bold" style:font-weight-complex="bold" style:letter-kerning="true" fo:font-size="24pt" style:font-size-asian="24pt" style:font-size-complex="24pt"/>
    </style:style>
    <style:style style:name="T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fr" fo:country="FR"/>
    </style:style>
    <style:style style:name="P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fr" fo:country="FR"/>
    </style:style>
    <style:style style:name="P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language="fr" fo:country="FR"/>
    </style:style>
    <style:style style:name="P6" style:parent-style-name="Normal" style:list-style-name="LFO9" style:family="paragraph">
      <style:paragraph-properties fo:margin-top="0.0694in" fo:margin-bottom="0.0694in" fo:line-height="100%"/>
    </style:style>
    <style:style style:name="T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/>
    </style:style>
    <style:style style:name="T8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T9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P10" style:parent-style-name="Normal" style:list-style-name="LFO9" style:family="paragraph">
      <style:paragraph-properties fo:margin-top="0.0694in" fo:margin-bottom="0.0694in" fo:line-height="100%"/>
    </style:style>
    <style:style style:name="T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/>
    </style:style>
    <style:style style:name="T12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T13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P14" style:parent-style-name="Normal" style:family="paragraph">
      <style:paragraph-properties fo:text-align="center" fo:margin-bottom="0in" fo:line-height="100%" fo:margin-left="0.5in">
        <style:tab-stops/>
      </style:paragraph-properties>
    </style:style>
    <style:style style:name="T15" style:parent-style-name="DefaultParagraphFont" style:family="text">
      <style:text-properties style:font-name="Cambria Math" style:font-name-asian="Times New Roman" style:font-name-complex="Times New Roman" style:letter-kerning="false"/>
    </style:style>
    <style:style style:name="P16" style:parent-style-name="Normal" style:list-style-name="LFO9" style:family="paragraph">
      <style:paragraph-properties fo:margin-top="0.0694in" fo:margin-bottom="0.0694in" fo:line-height="100%"/>
    </style:style>
    <style:style style:name="T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/>
    </style:style>
    <style:style style:name="T18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T19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T20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P21" style:parent-style-name="Normal" style:family="paragraph">
      <style:paragraph-properties fo:margin-top="0.0694in" fo:margin-bottom="0.0694in" fo:line-height="100%"/>
    </style:style>
    <style:style style:name="T2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/>
    </style:style>
    <style:style style:name="T23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2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fr" fo:country="FR"/>
    </style:style>
    <style:style style:name="TableColumn28" style:family="table-column">
      <style:table-column-properties style:column-width="1.3812in"/>
    </style:style>
    <style:style style:name="TableColumn29" style:family="table-column">
      <style:table-column-properties style:column-width="1.4118in"/>
    </style:style>
    <style:style style:name="TableColumn30" style:family="table-column">
      <style:table-column-properties style:column-width="0.6993in"/>
    </style:style>
    <style:style style:name="TableColumn31" style:family="table-column">
      <style:table-column-properties style:column-width="0.8291in"/>
    </style:style>
    <style:style style:name="TableColumn32" style:family="table-column">
      <style:table-column-properties style:column-width="1.7368in"/>
    </style:style>
    <style:style style:name="Table27" style:family="table">
      <style:table-properties style:width="6.0583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55" style:family="table-row">
      <style:table-row-properties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66" style:family="table-row">
      <style:table-row-properties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paragraph-properties fo:margin-bottom="0in" fo:line-height="100%"/>
    </style:style>
    <style:style style:name="T77" style:parent-style-name="DefaultParagraphFont" style:family="text">
      <style:text-properties style:font-name="Segoe UI Emoji" style:font-name-asian="Times New Roman" style:font-name-complex="Segoe UI Emoji" style:letter-kerning="false"/>
    </style:style>
    <style:style style:name="T7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ableRow79" style:family="table-row">
      <style:table-row-properties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90" style:family="table-row">
      <style:table-row-properties/>
    </style:style>
    <style:style style:name="TableCell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P101" style:parent-style-name="Normal" style:family="paragraph">
      <style:paragraph-properties fo:margin-top="0.0694in" fo:margin-bottom="0.0694in" fo:line-height="100%"/>
    </style:style>
    <style:style style:name="T10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/>
    </style:style>
    <style:style style:name="T103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T104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T10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06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07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08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09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10" style:parent-style-name="Normal" style:family="paragraph">
      <style:paragraph-properties fo:margin-bottom="0in" fo:line-height="100%"/>
    </style:style>
    <style:style style:name="T111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1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fr" fo:country="FR"/>
    </style:style>
    <style:style style:name="P11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language="fr" fo:country="FR"/>
    </style:style>
    <style:style style:name="P114" style:parent-style-name="Normal" style:list-style-name="LFO11" style:family="paragraph">
      <style:paragraph-properties fo:margin-top="0.0694in" fo:margin-bottom="0.0694in" fo:line-height="100%"/>
    </style:style>
    <style:style style:name="T1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1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17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18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19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20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21" style:parent-style-name="Normal" style:list-style-name="LFO11" style:family="paragraph">
      <style:paragraph-properties fo:margin-top="0.0694in" fo:margin-bottom="0.0694in" fo:line-height="100%"/>
    </style:style>
    <style:style style:name="T12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23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24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25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26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27" style:parent-style-name="Normal" style:list-style-name="LFO11" style:family="paragraph">
      <style:paragraph-properties fo:margin-top="0.0694in" fo:margin-bottom="0.0694in" fo:line-height="100%"/>
    </style:style>
    <style:style style:name="T12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2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30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language="fr" fo:country="FR"/>
    </style:style>
    <style:style style:name="P131" style:parent-style-name="Normal" style:list-style-name="LFO11" style:family="paragraph">
      <style:paragraph-properties fo:margin-top="0.0694in" fo:margin-bottom="0.0694in" fo:line-height="100%"/>
    </style:style>
    <style:style style:name="T13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33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34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language="fr" fo:country="FR"/>
    </style:style>
    <style:style style:name="P135" style:parent-style-name="Normal" style:family="paragraph">
      <style:paragraph-properties fo:margin-top="0.0694in" fo:margin-bottom="0.0694in" fo:line-height="100%"/>
    </style:style>
    <style:style style:name="T13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/>
    </style:style>
    <style:style style:name="T137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P138" style:parent-style-name="Normal" style:family="paragraph">
      <style:paragraph-properties fo:margin-bottom="0in" fo:line-height="100%"/>
    </style:style>
    <style:style style:name="T13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4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fr" fo:country="FR"/>
    </style:style>
    <style:style style:name="P141" style:parent-style-name="Normal" style:list-style-name="LFO12" style:family="paragraph">
      <style:paragraph-properties fo:margin-top="0.0694in" fo:margin-bottom="0.0694in" fo:line-height="100%"/>
    </style:style>
    <style:style style:name="T14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43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44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language="fr" fo:country="FR"/>
    </style:style>
    <style:style style:name="P145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46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language="fr" fo:country="FR"/>
    </style:style>
    <style:style style:name="P147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language="fr" fo:country="FR"/>
    </style:style>
    <style:style style:name="P148" style:parent-style-name="Normal" style:list-style-name="LFO12" style:family="paragraph">
      <style:paragraph-properties fo:margin-top="0.0694in" fo:margin-bottom="0.0694in" fo:line-height="100%"/>
    </style:style>
    <style:style style:name="T14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5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51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language="fr" fo:country="FR"/>
    </style:style>
    <style:style style:name="P152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language="fr" fo:country="FR"/>
    </style:style>
    <style:style style:name="P153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54" style:parent-style-name="Normal" style:family="paragraph">
      <style:paragraph-properties fo:margin-top="0.0694in" fo:margin-bottom="0.0694in" fo:line-height="100%"/>
    </style:style>
    <style:style style:name="T15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/>
    </style:style>
    <style:style style:name="T156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P157" style:parent-style-name="Normal" style:family="paragraph">
      <style:paragraph-properties fo:margin-bottom="0in" fo:line-height="100%"/>
    </style:style>
    <style:style style:name="T15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5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fr" fo:country="FR"/>
    </style:style>
    <style:style style:name="P160" style:parent-style-name="Normal" style:family="paragraph">
      <style:paragraph-properties fo:margin-top="0.0694in" fo:margin-bottom="0.0694in" fo:line-height="100%"/>
    </style:style>
    <style:style style:name="T16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162" style:parent-style-name="Normal" style:list-style-name="LFO13" style:family="paragraph">
      <style:paragraph-properties fo:margin-top="0.0694in" fo:margin-bottom="0.0694in" fo:line-height="100%"/>
    </style:style>
    <style:style style:name="T16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164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language="fr" fo:country="FR"/>
    </style:style>
    <style:style style:name="P165" style:parent-style-name="Normal" style:list-style-name="LFO13" style:family="paragraph">
      <style:paragraph-properties fo:margin-top="0.0694in" fo:margin-bottom="0.0694in" fo:line-height="100%"/>
    </style:style>
    <style:style style:name="T16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167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68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69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language="fr" fo:country="FR"/>
    </style:style>
    <style:style style:name="P170" style:parent-style-name="Normal" style:list-style-name="LFO13" style:family="paragraph">
      <style:paragraph-properties fo:margin-top="0.0694in" fo:margin-bottom="0.0694in" fo:line-height="100%"/>
    </style:style>
    <style:style style:name="T17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172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73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74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75" style:parent-style-name="Normal" style:list-style-name="LFO13" style:family="paragraph">
      <style:paragraph-properties fo:margin-top="0.0694in" fo:margin-bottom="0.0694in" fo:line-height="100%"/>
    </style:style>
    <style:style style:name="T17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olumn178" style:family="table-column">
      <style:table-column-properties style:column-width="0.552in"/>
    </style:style>
    <style:style style:name="TableColumn179" style:family="table-column">
      <style:table-column-properties style:column-width="2.909in"/>
    </style:style>
    <style:style style:name="Table177" style:family="table">
      <style:table-properties style:width="3.4611in" fo:margin-left="0in" table:align="left"/>
    </style:style>
    <style:style style:name="TableRow180" style:family="table-row">
      <style:table-row-properties/>
    </style:style>
    <style:style style:name="TableCell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Row185" style:family="table-row">
      <style:table-row-properties/>
    </style:style>
    <style:style style:name="TableCell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190" style:family="table-row">
      <style:table-row-properties/>
    </style:style>
    <style:style style:name="TableCell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195" style:family="table-row">
      <style:table-row-properties/>
    </style:style>
    <style:style style:name="TableCell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fr" fo:country="FR"/>
    </style:style>
    <style:style style:name="P200" style:parent-style-name="Normal" style:list-style-name="LFO14" style:family="paragraph">
      <style:paragraph-properties fo:margin-top="0.0694in" fo:margin-bottom="0.0694in" fo:line-height="100%"/>
    </style:style>
    <style:style style:name="T20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202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03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04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05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language="fr" fo:country="FR"/>
    </style:style>
    <style:style style:name="P206" style:parent-style-name="Normal" style:list-style-name="LFO14" style:family="paragraph">
      <style:paragraph-properties fo:margin-top="0.0694in" fo:margin-bottom="0.0694in" fo:line-height="100%"/>
    </style:style>
    <style:style style:name="T20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208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09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language="fr" fo:country="FR"/>
    </style:style>
    <style:style style:name="P210" style:parent-style-name="Normal" style:family="paragraph">
      <style:paragraph-properties fo:margin-top="0.0694in" fo:margin-bottom="0.0694in" fo:line-height="100%"/>
    </style:style>
    <style:style style:name="T2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/>
    </style:style>
    <style:style style:name="T212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P213" style:parent-style-name="Normal" style:family="paragraph">
      <style:paragraph-properties fo:margin-bottom="0in" fo:line-height="100%"/>
    </style:style>
    <style:style style:name="T21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215" style:parent-style-name="Normal" style:family="paragraph">
      <style:paragraph-properties fo:margin-top="0.0694in" fo:margin-bottom="0.0694in" fo:line-height="100%"/>
    </style:style>
    <style:style style:name="T216" style:parent-style-name="DefaultParagraphFont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8pt" style:font-size-asian="18pt" style:font-size-complex="18pt"/>
    </style:style>
    <style:style style:name="T2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218" style:parent-style-name="Normal" style:list-style-name="LFO15" style:family="paragraph">
      <style:paragraph-properties fo:margin-top="0.0694in" fo:margin-bottom="0.0694in" fo:line-height="100%"/>
    </style:style>
    <style:style style:name="T219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T22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/>
    </style:style>
    <style:style style:name="T221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P222" style:parent-style-name="Normal" style:list-style-name="LFO15" style:family="paragraph">
      <style:paragraph-properties fo:margin-top="0.0694in" fo:margin-bottom="0.0694in" fo:line-height="100%"/>
    </style:style>
    <style:style style:name="T223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T22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/>
    </style:style>
    <style:style style:name="T225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P226" style:parent-style-name="Normal" style:list-style-name="LFO15" style:family="paragraph">
      <style:paragraph-properties fo:margin-top="0.0694in" fo:margin-bottom="0.0694in" fo:line-height="100%"/>
    </style:style>
    <style:style style:name="T227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T22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/>
    </style:style>
    <style:style style:name="T229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P230" style:parent-style-name="Normal" style:list-style-name="LFO15" style:family="paragraph">
      <style:paragraph-properties fo:margin-top="0.0694in" fo:margin-bottom="0.0694in" fo:line-height="100%"/>
    </style:style>
    <style:style style:name="T231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T23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/>
    </style:style>
    <style:style style:name="T233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P234" style:parent-style-name="Normal" style:list-style-name="LFO15" style:family="paragraph">
      <style:paragraph-properties fo:margin-top="0.0694in" fo:margin-bottom="0.0694in" fo:line-height="100%"/>
    </style:style>
    <style:style style:name="T235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T23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/>
    </style:style>
    <style:style style:name="T237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P238" style:parent-style-name="Normal" style:family="paragraph">
      <style:paragraph-properties fo:margin-bottom="0in" fo:line-height="100%"/>
    </style:style>
    <style:style style:name="T23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240" style:parent-style-name="Normal" style:family="paragraph">
      <style:paragraph-properties fo:margin-top="0.0694in" fo:margin-bottom="0.0694in" fo:line-height="100%"/>
    </style:style>
    <style:style style:name="T241" style:parent-style-name="DefaultParagraphFont" style:family="text">
      <style:text-properties style:font-name="Segoe UI Emoji" style:font-name-asian="Times New Roman" style:font-name-complex="Segoe UI Emoji" style:letter-kerning="false" fo:language="fr" fo:country="FR"/>
    </style:style>
    <style:style style:name="T242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T2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/>
    </style:style>
    <style:style style:name="P244" style:parent-style-name="Normal" style:list-style-name="LFO16" style:family="paragraph">
      <style:paragraph-properties fo:margin-top="0.0694in" fo:margin-bottom="0.0694in" fo:line-height="100%"/>
    </style:style>
    <style:style style:name="T24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/>
    </style:style>
    <style:style style:name="T246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T247" style:parent-style-name="DefaultParagraphFont" style:family="text">
      <style:text-properties style:font-name="Segoe UI Emoji" style:font-name-asian="Times New Roman" style:font-name-complex="Segoe UI Emoji" style:letter-kerning="false" fo:language="fr" fo:country="FR"/>
    </style:style>
    <style:style style:name="T248" style:parent-style-name="DefaultParagraphFont" style:family="text">
      <style:text-properties style:font-name="Segoe UI Emoji" style:font-name-asian="Times New Roman" style:font-name-complex="Segoe UI Emoji" style:letter-kerning="false"/>
    </style:style>
    <style:style style:name="T249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P250" style:parent-style-name="Normal" style:list-style-name="LFO16" style:family="paragraph">
      <style:paragraph-properties fo:margin-top="0.0694in" fo:margin-bottom="0.0694in" fo:line-height="100%"/>
    </style:style>
    <style:style style:name="T25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/>
    </style:style>
    <style:style style:name="T252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T253" style:parent-style-name="DefaultParagraphFont" style:family="text">
      <style:text-properties style:font-name="Segoe UI Emoji" style:font-name-asian="Times New Roman" style:font-name-complex="Segoe UI Emoji" style:letter-kerning="false" fo:language="fr" fo:country="FR"/>
    </style:style>
    <style:style style:name="T254" style:parent-style-name="DefaultParagraphFont" style:family="text">
      <style:text-properties style:font-name="Segoe UI Emoji" style:font-name-asian="Times New Roman" style:font-name-complex="Segoe UI Emoji" style:letter-kerning="false"/>
    </style:style>
    <style:style style:name="T255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T256" style:parent-style-name="DefaultParagraphFont" style:family="text">
      <style:text-properties style:font-name="Segoe UI Emoji" style:font-name-asian="Times New Roman" style:font-name-complex="Segoe UI Emoji" style:letter-kerning="false" fo:language="fr" fo:country="FR"/>
    </style:style>
    <style:style style:name="T257" style:parent-style-name="DefaultParagraphFont" style:family="text">
      <style:text-properties style:font-name="Segoe UI Emoji" style:font-name-asian="Times New Roman" style:font-name-complex="Segoe UI Emoji" style:letter-kerning="false"/>
    </style:style>
    <style:style style:name="P258" style:parent-style-name="Normal" style:list-style-name="LFO16" style:family="paragraph">
      <style:paragraph-properties fo:margin-top="0.0694in" fo:margin-bottom="0.0694in" fo:line-height="100%"/>
    </style:style>
    <style:style style:name="T25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/>
    </style:style>
    <style:style style:name="T260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T261" style:parent-style-name="DefaultParagraphFont" style:family="text">
      <style:text-properties style:font-name="Segoe UI Emoji" style:font-name-asian="Times New Roman" style:font-name-complex="Segoe UI Emoji" style:letter-kerning="false" fo:language="fr" fo:country="FR"/>
    </style:style>
    <style:style style:name="T262" style:parent-style-name="DefaultParagraphFont" style:family="text">
      <style:text-properties style:font-name="Segoe UI Emoji" style:font-name-asian="Times New Roman" style:font-name-complex="Segoe UI Emoji" style:letter-kerning="false"/>
    </style:style>
    <style:style style:name="T263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T264" style:parent-style-name="DefaultParagraphFont" style:family="text">
      <style:text-properties style:font-name="Segoe UI Emoji" style:font-name-asian="Times New Roman" style:font-name-complex="Segoe UI Emoji" style:letter-kerning="false" fo:language="fr" fo:country="FR"/>
    </style:style>
    <style:style style:name="T265" style:parent-style-name="DefaultParagraphFont" style:family="text">
      <style:text-properties style:font-name="Segoe UI Emoji" style:font-name-asian="Times New Roman" style:font-name-complex="Segoe UI Emoji" style:letter-kerning="false"/>
    </style:style>
    <style:style style:name="P266" style:parent-style-name="Normal" style:list-style-name="LFO16" style:family="paragraph">
      <style:paragraph-properties fo:margin-top="0.0694in" fo:margin-bottom="0.0694in" fo:line-height="100%"/>
    </style:style>
    <style:style style:name="T26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/>
    </style:style>
    <style:style style:name="T268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T269" style:parent-style-name="DefaultParagraphFont" style:family="text">
      <style:text-properties style:font-name="Segoe UI Emoji" style:font-name-asian="Times New Roman" style:font-name-complex="Segoe UI Emoji" style:letter-kerning="false" fo:language="fr" fo:country="FR"/>
    </style:style>
    <style:style style:name="T270" style:parent-style-name="DefaultParagraphFont" style:family="text">
      <style:text-properties style:font-name="Segoe UI Emoji" style:font-name-asian="Times New Roman" style:font-name-complex="Segoe UI Emoji" style:letter-kerning="false"/>
    </style:style>
    <style:style style:name="T271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T272" style:parent-style-name="DefaultParagraphFont" style:family="text">
      <style:text-properties style:font-name="Segoe UI Emoji" style:font-name-asian="Times New Roman" style:font-name-complex="Segoe UI Emoji" style:letter-kerning="false" fo:language="fr" fo:country="FR"/>
    </style:style>
    <style:style style:name="T273" style:parent-style-name="DefaultParagraphFont" style:family="text">
      <style:text-properties style:font-name="Segoe UI Emoji" style:font-name-asian="Times New Roman" style:font-name-complex="Segoe UI Emoji" style:letter-kerning="false"/>
    </style:style>
    <style:style style:name="P274" style:parent-style-name="Normal" style:family="paragraph">
      <style:paragraph-properties fo:margin-top="0.0694in" fo:margin-bottom="0.0694in" fo:line-height="100%"/>
    </style:style>
    <style:style style:name="T27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/>
    </style:style>
    <style:style style:name="T276" style:parent-style-name="DefaultParagraphFont" style:family="text">
      <style:text-properties style:font-name="Times New Roman" style:font-name-asian="Times New Roman" style:font-name-complex="Times New Roman" style:letter-kerning="false" fo:language="fr" fo:country="FR"/>
    </style:style>
    <style:style style:name="P277" style:parent-style-name="Normal" style:family="paragraph">
      <style:paragraph-properties fo:margin-bottom="0in" fo:line-height="100%"/>
    </style:style>
    <style:style style:name="T27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vertical-pos="middle"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1"><text:span text:style-name="T2">🧾</text:span><text:span text:style-name="T3"><text:s/>Interprétation Métier &amp; Rapport Final — Projet Data Mining : Détection de Fraude Bancaire</text:span></text:h>
      <text:h text:style-name="P4" text:outline-level="2">1. Pourquoi la Recall est plus importante que l’Accuracy dans la détection de fraude ?</text:h>
      <text:p text:style-name="P5">Dans les systèmes financiers, le taux de fraude est extrêmement faible (&lt;0,2 % des transactions), ce qui crée un déséquilibre statistique :</text:p>
      <text:list text:style-name="LFO9" text:continue-numbering="true">
        <text:list-item>
          <text:p text:style-name="P6"><text:span text:style-name="T7">Accuracy non pertinente</text:span><text:span text:style-name="T8"><text:s/>:</text:span><text:span text:style-name="T9"><text:line-break/>Un modèle qui prédit toujours « non frauduleuse » atteint 99,8 % d’accuracy, mais ne détecte aucune fraude → inutile en pratique.</text:span></text:p>
        </text:list-item>
        <text:list-item>
          <text:p text:style-name="P10"><text:span text:style-name="T11">Recall (Sensibilité) essentielle</text:span><text:span text:style-name="T12"><text:s/>:</text:span><text:span text:style-name="T13"><text:line-break/>La Recall mesure la proportion de fraudes réelles détectées :</text:span></text:p>
        </text:list-item>
      </text:list>
      <text:p text:style-name="P14"><draw:frame draw:style-name="a0" text:anchor-type="as-char" svg:x="0in" svg:y="0in" svg:width="1.825in" svg:height="0.38333in" style:rel-width="scale" style:rel-height="scale"><draw:object xlink:href="Object 1/" xlink:type="simple" xlink:show="embed" xlink:actuate="onLoad"/></draw:frame><text:span text:style-name="T15"><text:line-break/></text:span></text:p>
      <text:list text:style-name="LFO9" text:continue-numbering="true">
        <text:list-item>
          <text:p text:style-name="P16"><text:span text:style-name="T17">Raison métier</text:span><text:span text:style-name="T18"><text:s/>:</text:span><text:span text:style-name="T19"><text:line-break/>Chaque fraude non détectée = perte financière directe.</text:span><text:span text:style-name="T20"><text:line-break/>Les faux négatifs coûtent beaucoup plus cher que les faux positifs.</text:span></text:p>
        </text:list-item>
      </text:list>
      <text:p text:style-name="P21"><text:span text:style-name="T22">Conclusion métier :</text:span><text:span text:style-name="T23"><text:line-break/>Une Recall élevée protège la banque et ses clients, même si elle génère quelques alertes supplémentaires.</text:span></text:p>
      <text:p text:style-name="P24"><text:span text:style-name="T25"><draw:custom-shape svg:x="0in" svg:y="0in" svg:width="45.51042in" svg:height="0.00139in" draw:z-index="0" draw:id="id0" draw:style-name="a1" draw:name="Horizontal Line 238" text:anchor-type="as-char"><svg:title/><svg:desc/><draw:enhanced-geometry draw:type="non-primitive" svg:viewBox="0 0 21600 21600" draw:enhanced-path="M 0 0 L 21600 0 21600 21600 0 21600 Z N"/></draw:custom-shape></text:span></text:p>
      <text:h text:style-name="P26" text:outline-level="2">2. Modèle offrant le meilleur compromis performance / cohérence métier</text:h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header-rows>
          <table:table-row table:style-name="TableRow33">
            <table:table-cell table:style-name="TableCell34">
              <text:p text:style-name="P35">Modèle</text:p>
            </table:table-cell>
            <table:table-cell table:style-name="TableCell36">
              <text:p text:style-name="P37">Recall</text:p>
            </table:table-cell>
            <table:table-cell table:style-name="TableCell38">
              <text:p text:style-name="P39">Precision</text:p>
            </table:table-cell>
            <table:table-cell table:style-name="TableCell40">
              <text:p text:style-name="P41">ROC-AUC</text:p>
            </table:table-cell>
            <table:table-cell table:style-name="TableCell42">
              <text:p text:style-name="P43">Commentaire</text:p>
            </table:table-cell>
          </table:table-row>
        </table:table-header-rows>
        <table:table-row table:style-name="TableRow44">
          <table:table-cell table:style-name="TableCell45">
            <text:p text:style-name="P46">Logistic Regression</text:p>
          </table:table-cell>
          <table:table-cell table:style-name="TableCell47">
            <text:p text:style-name="P48">Moyenne</text:p>
          </table:table-cell>
          <table:table-cell table:style-name="TableCell49">
            <text:p text:style-name="P50">Moyenne</text:p>
          </table:table-cell>
          <table:table-cell table:style-name="TableCell51">
            <text:p text:style-name="P52">Bonne</text:p>
          </table:table-cell>
          <table:table-cell table:style-name="TableCell53">
            <text:p text:style-name="P54">Simple mais limité</text:p>
          </table:table-cell>
        </table:table-row>
        <table:table-row table:style-name="TableRow55">
          <table:table-cell table:style-name="TableCell56">
            <text:p text:style-name="P57">Decision Tree</text:p>
          </table:table-cell>
          <table:table-cell table:style-name="TableCell58">
            <text:p text:style-name="P59">Élevée mais instable</text:p>
          </table:table-cell>
          <table:table-cell table:style-name="TableCell60">
            <text:p text:style-name="P61">Moyenne</text:p>
          </table:table-cell>
          <table:table-cell table:style-name="TableCell62">
            <text:p text:style-name="P63">Variable</text:p>
          </table:table-cell>
          <table:table-cell table:style-name="TableCell64">
            <text:p text:style-name="P65">Risque d’overfitting</text:p>
          </table:table-cell>
        </table:table-row>
        <table:table-row table:style-name="TableRow66">
          <table:table-cell table:style-name="TableCell67">
            <text:p text:style-name="P68">Random Forest</text:p>
          </table:table-cell>
          <table:table-cell table:style-name="TableCell69">
            <text:p text:style-name="P70">Très élevée</text:p>
          </table:table-cell>
          <table:table-cell table:style-name="TableCell71">
            <text:p text:style-name="P72">Bonne</text:p>
          </table:table-cell>
          <table:table-cell table:style-name="TableCell73">
            <text:p text:style-name="P74">Excellente</text:p>
          </table:table-cell>
          <table:table-cell table:style-name="TableCell75">
            <text:p text:style-name="P76"><text:span text:style-name="T77">⭐</text:span><text:span text:style-name="T78"><text:s/>Meilleur compromis</text:span></text:p>
          </table:table-cell>
        </table:table-row>
        <table:table-row table:style-name="TableRow79">
          <table:table-cell table:style-name="TableCell80">
            <text:p text:style-name="P81">Isolation Forest</text:p>
          </table:table-cell>
          <table:table-cell table:style-name="TableCell82">
            <text:p text:style-name="P83">Mauvais</text:p>
          </table:table-cell>
          <table:table-cell table:style-name="TableCell84">
            <text:p text:style-name="P85">n/a</text:p>
          </table:table-cell>
          <table:table-cell table:style-name="TableCell86">
            <text:p text:style-name="P87">Correct</text:p>
          </table:table-cell>
          <table:table-cell table:style-name="TableCell88">
            <text:p text:style-name="P89">Détection non supervisée</text:p>
          </table:table-cell>
        </table:table-row>
        <table:table-row table:style-name="TableRow90">
          <table:table-cell table:style-name="TableCell91">
            <text:p text:style-name="P92">K-Means</text:p>
          </table:table-cell>
          <table:table-cell table:style-name="TableCell93">
            <text:p text:style-name="P94">Non supervisé</text:p>
          </table:table-cell>
          <table:table-cell table:style-name="TableCell95">
            <text:p text:style-name="P96">n/a</text:p>
          </table:table-cell>
          <table:table-cell table:style-name="TableCell97">
            <text:p text:style-name="P98">Faible</text:p>
          </table:table-cell>
          <table:table-cell table:style-name="TableCell99">
            <text:p text:style-name="P100">Pas adapté seul</text:p>
          </table:table-cell>
        </table:table-row>
      </table:table>
      <text:soft-page-break/>
      <text:p text:style-name="P101"><text:span text:style-name="T102">Recommandation métier :</text:span><text:span text:style-name="T103"><text:line-break/>Random Forest pour production, XGBoost pour optimisation après tuning.</text:span><text:span text:style-name="T104"><text:line-break/></text:span><text:span text:style-name="T105">Ils offrent :</text:span></text:p>
      <text:list text:style-name="LFO10" text:continue-numbering="true">
        <text:list-item>
          <text:p text:style-name="P106">haute Recall</text:p>
        </text:list-item>
        <text:list-item>
          <text:p text:style-name="P107">bonne Precision</text:p>
        </text:list-item>
        <text:list-item>
          <text:p text:style-name="P108">robustesse aux données déséquilibrées</text:p>
        </text:list-item>
        <text:list-item>
          <text:p text:style-name="P109">interprétabilité via importance des variables</text:p>
        </text:list-item>
      </text:list>
      <text:p text:style-name="P110"><text:span text:style-name="T111"><draw:custom-shape svg:x="0in" svg:y="0in" svg:width="45.51042in" svg:height="0.00139in" draw:z-index="0" draw:id="id1" draw:style-name="a2" draw:name="Horizontal Line 239" text:anchor-type="as-char"><svg:title/><svg:desc/><draw:enhanced-geometry draw:type="non-primitive" svg:viewBox="0 0 21600 21600" draw:enhanced-path="M 0 0 L 21600 0 21600 21600 0 21600 Z N"/></draw:custom-shape></text:span></text:p>
      <text:h text:style-name="P112" text:outline-level="2">3. Valeur métier des clusters (K-Means)</text:h>
      <text:p text:style-name="P113">Bien que non destinés à identifier directement la fraude, les clusters apportent :</text:p>
      <text:list text:style-name="LFO11" text:continue-numbering="true">
        <text:list-item>
          <text:p text:style-name="P114"><text:span text:style-name="T115">Segmentation des comportements transactionnels</text:span><text:span text:style-name="T116"><text:s/>:</text:span></text:p>
          <text:list text:continue-numbering="true">
            <text:list-item>
              <text:p text:style-name="P117">Paiements fréquents / faibles montants</text:p>
            </text:list-item>
            <text:list-item>
              <text:p text:style-name="P118">Achats irréguliers / montants élevés</text:p>
            </text:list-item>
            <text:list-item>
              <text:p text:style-name="P119">Usage intensif en ligne</text:p>
            </text:list-item>
            <text:list-item>
              <text:p text:style-name="P120">Transactions nocturnes</text:p>
            </text:list-item>
          </text:list>
        </text:list-item>
        <text:list-item>
          <text:p text:style-name="P121"><text:span text:style-name="T122">Identification d’anomalies (outliers)</text:span><text:span text:style-name="T123"><text:s/>:</text:span></text:p>
          <text:list text:continue-numbering="true">
            <text:list-item>
              <text:p text:style-name="P124">Pré-alerte</text:p>
            </text:list-item>
            <text:list-item>
              <text:p text:style-name="P125">Indicateurs pour surveillance renforcée</text:p>
            </text:list-item>
            <text:list-item>
              <text:p text:style-name="P126">Variables pour modèles supervisés</text:p>
            </text:list-item>
          </text:list>
        </text:list-item>
        <text:list-item>
          <text:p text:style-name="P127"><text:span text:style-name="T128">Amélioration des systèmes antifraude</text:span><text:span text:style-name="T129"><text:s/>:</text:span></text:p>
          <text:list text:continue-numbering="true">
            <text:list-item>
              <text:p text:style-name="P130">Application de règles spécifiques selon segment client et type de transaction</text:p>
            </text:list-item>
          </text:list>
        </text:list-item>
        <text:list-item>
          <text:p text:style-name="P131"><text:span text:style-name="T132">Feature engineering</text:span><text:span text:style-name="T133"><text:s/>:</text:span></text:p>
          <text:list text:continue-numbering="true">
            <text:list-item>
              <text:p text:style-name="P134">Le numéro de cluster devient une variable pour ML → meilleure performance</text:p>
            </text:list-item>
          </text:list>
        </text:list-item>
      </text:list>
      <text:p text:style-name="P135"><text:span text:style-name="T136">Conclusion métier :</text:span><text:span text:style-name="T137"><text:line-break/>Le clustering permet de comprendre les comportements normaux pour mieux détecter les anomalies.</text:span></text:p>
      <text:p text:style-name="P138"><text:span text:style-name="T139"><draw:custom-shape svg:x="0in" svg:y="0in" svg:width="45.51042in" svg:height="0.00139in" draw:z-index="0" draw:id="id2" draw:style-name="a3" draw:name="Horizontal Line 240" text:anchor-type="as-char"><svg:title/><svg:desc/><draw:enhanced-geometry draw:type="non-primitive" svg:viewBox="0 0 21600 21600" draw:enhanced-path="M 0 0 L 21600 0 21600 21600 0 21600 Z N"/></draw:custom-shape></text:span></text:p>
      <text:h text:style-name="P140" text:outline-level="2">4. Règles d’association (Apriori) utiles pour comprendre les transactions</text:h>
      <text:list text:style-name="LFO12" text:continue-numbering="true">
        <text:list-item>
          <text:p text:style-name="P141"><text:span text:style-name="T142">Exemples pertinents</text:span><text:span text:style-name="T143"><text:s/>:</text:span></text:p>
          <text:list text:continue-numbering="true">
            <text:list-item>
              <text:p text:style-name="P144">Transaction nocturne + montant élevé → risque accru</text:p>
            </text:list-item>
            <text:list-item>
              <text:p text:style-name="P145">Plusieurs transactions rapides (&lt;10 sec) → suspicion</text:p>
            </text:list-item>
            <text:list-item>
              <text:p text:style-name="P146">Pays différent du pays habituel → alerte</text:p>
            </text:list-item>
            <text:list-item>
              <text:p text:style-name="P147">Carte ayant échoué plusieurs transactions → comportement inhabituel</text:p>
            </text:list-item>
          </text:list>
        </text:list-item>
        <text:list-item>
          <text:p text:style-name="P148"><text:span text:style-name="T149">Valeur métier</text:span><text:span text:style-name="T150"><text:s/>:</text:span></text:p>
          <text:list text:continue-numbering="true">
            <text:list-item>
              <text:p text:style-name="P151">Création de règles pour systèmes antifraude</text:p>
            </text:list-item>
            <text:list-item>
              <text:p text:style-name="P152">Déclenchement de vérifications supplémentaires (SMS, 3D Secure)</text:p>
            </text:list-item>
            <text:list-item>
              <text:p text:style-name="P153">Formation des équipes sécurité</text:p>
            </text:list-item>
          </text:list>
        </text:list-item>
      </text:list>
      <text:p text:style-name="P154"><text:span text:style-name="T155">Conclusion :</text:span><text:span text:style-name="T156"><text:line-break/>Ces règles complètent le ML avec une logique explicative et traçable.</text:span></text:p>
      <text:p text:style-name="P157"><text:span text:style-name="T158"><draw:custom-shape svg:x="0in" svg:y="0in" svg:width="45.51042in" svg:height="0.00139in" draw:z-index="0" draw:id="id3" draw:style-name="a4" draw:name="Horizontal Line 241" text:anchor-type="as-char"><svg:title/><svg:desc/><draw:enhanced-geometry draw:type="non-primitive" svg:viewBox="0 0 21600 21600" draw:enhanced-path="M 0 0 L 21600 0 21600 21600 0 21600 Z N"/></draw:custom-shape></text:span></text:p>
      <text:h text:style-name="P159" text:outline-level="2">5. Transformation en système opérationnel (pipeline ML)</text:h>
      <text:p text:style-name="P160"><text:span text:style-name="T161">Pipeline industrialisable :</text:span></text:p>
      <text:list text:style-name="LFO13" text:continue-numbering="true">
        <text:list-item>
          <text:p text:style-name="P162"><text:span text:style-name="T163">Collecte des transactions</text:span></text:p>
          <text:list text:continue-numbering="true">
            <text:list-item>
              <text:p text:style-name="P164">API interne récupérant montant, lieu, heure, ID client, device ID, IP, historique</text:p>
            </text:list-item>
          </text:list>
        </text:list-item>
        <text:list-item>
          <text:p text:style-name="P165"><text:span text:style-name="T166">Prétraitement automatique</text:span></text:p>
          <text:list text:continue-numbering="true">
            <text:list-item>
              <text:p text:style-name="P167">Scaling / normalisation</text:p>
            </text:list-item>
            <text:list-item>
              <text:p text:style-name="P168">Création de features</text:p>
            </text:list-item>
            <text:list-item>
              <text:p text:style-name="P169">Enrichissement : historique client, cluster, variables dérivées</text:p>
            </text:list-item>
          </text:list>
        </text:list-item>
        <text:list-item>
          <text:p text:style-name="P170"><text:span text:style-name="T171">Modèle ML en production</text:span></text:p>
          <text:list text:continue-numbering="true">
            <text:list-item>
              <text:p text:style-name="P172">Random Forest ou XGBoost</text:p>
            </text:list-item>
            <text:list-item>
              <text:p text:style-name="P173">Détection &lt;100 ms</text:p>
            </text:list-item>
            <text:list-item>
              <text:p text:style-name="P174">Sortie : probabilité de fraude</text:p>
            </text:list-item>
          </text:list>
        </text:list-item>
        <text:list-item>
          <text:p text:style-name="P175"><text:span text:style-name="T176">Décisions automatiques selon score</text:span></text:p>
        </text:list-item>
      </text:list>
      <table:table table:style-name="Table177">
        <table:table-columns>
          <table:table-column table:style-name="TableColumn178"/>
          <table:table-column table:style-name="TableColumn179"/>
        </table:table-columns>
        <table:table-header-rows>
          <table:table-row table:style-name="TableRow180">
            <table:table-cell table:style-name="TableCell181">
              <text:p text:style-name="P182">Score</text:p>
            </table:table-cell>
            <table:table-cell table:style-name="TableCell183">
              <text:p text:style-name="P184">Action</text:p>
            </table:table-cell>
          </table:table-row>
        </table:table-header-rows>
        <table:table-row table:style-name="TableRow185">
          <table:table-cell table:style-name="TableCell186">
            <text:p text:style-name="P187">&lt;0.2</text:p>
          </table:table-cell>
          <table:table-cell table:style-name="TableCell188">
            <text:p text:style-name="P189">Transaction acceptée</text:p>
          </table:table-cell>
        </table:table-row>
        <table:table-row table:style-name="TableRow190">
          <table:table-cell table:style-name="TableCell191">
            <text:p text:style-name="P192">0.2–0.5</text:p>
          </table:table-cell>
          <table:table-cell table:style-name="TableCell193">
            <text:p text:style-name="P194">Vérifications supplémentaires (ex : OTP)</text:p>
          </table:table-cell>
        </table:table-row>
        <table:table-row table:style-name="TableRow195">
          <table:table-cell table:style-name="TableCell196">
            <text:p text:style-name="P197">&gt;0.5</text:p>
          </table:table-cell>
          <table:table-cell table:style-name="TableCell198">
            <text:p text:style-name="P199">Transaction bloquée + alerte équipe fraude</text:p>
          </table:table-cell>
        </table:table-row>
      </table:table>
      <text:list text:style-name="LFO14" text:continue-numbering="true">
        <text:list-item>
          <text:p text:style-name="P200"><text:span text:style-name="T201">Monitoring et ré-entraînement</text:span></text:p>
          <text:list text:continue-numbering="true">
            <text:list-item>
              <text:p text:style-name="P202">Tests A/B</text:p>
            </text:list-item>
            <text:list-item>
              <text:p text:style-name="P203">Détection de drift</text:p>
            </text:list-item>
            <text:list-item>
              <text:p text:style-name="P204">Ré-entraînement hebdomadaire ou mensuel</text:p>
            </text:list-item>
            <text:list-item>
              <text:p text:style-name="P205">Dashboard (Recall, FPR, pertes évitées)</text:p>
            </text:list-item>
          </text:list>
        </text:list-item>
        <text:list-item>
          <text:p text:style-name="P206"><text:span text:style-name="T207">Journalisation et audits</text:span></text:p>
          <text:list text:continue-numbering="true">
            <text:list-item>
              <text:p text:style-name="P208">Traçabilité de chaque décision</text:p>
            </text:list-item>
            <text:list-item>
              <text:p text:style-name="P209">Explication des alertes (importance des variables)</text:p>
            </text:list-item>
          </text:list>
        </text:list-item>
      </text:list>
      <text:p text:style-name="P210"><text:span text:style-name="T211">Conclusion :</text:span><text:span text:style-name="T212"><text:line-break/>Ce pipeline assure une détection fiable, rapide et conforme aux normes bancaires (PSD2, KYC, AML).</text:span></text:p>
      <text:p text:style-name="P213"><text:span text:style-name="T214"><draw:custom-shape svg:x="0in" svg:y="0in" svg:width="45.51042in" svg:height="0.00139in" draw:z-index="0" draw:id="id4" draw:style-name="a5" draw:name="Horizontal Line 242" text:anchor-type="as-char"><svg:title/><svg:desc/><draw:enhanced-geometry draw:type="non-primitive" svg:viewBox="0 0 21600 21600" draw:enhanced-path="M 0 0 L 21600 0 21600 21600 0 21600 Z N"/></draw:custom-shape></text:span></text:p>
      <text:soft-page-break/>
      <text:h text:style-name="P215" text:outline-level="2"><text:span text:style-name="T216">🎯</text:span><text:span text:style-name="T217"><text:s/>Conclusion finale</text:span></text:h>
      <text:list text:style-name="LFO15" text:continue-numbering="true">
        <text:list-item>
          <text:p text:style-name="P218"><text:span text:style-name="T219">La<text:s/></text:span><text:span text:style-name="T220">Recall</text:span><text:span text:style-name="T221"><text:s/>est prioritaire pour limiter les pertes.</text:span></text:p>
        </text:list-item>
        <text:list-item>
          <text:p text:style-name="P222"><text:span text:style-name="T223">Le<text:s/></text:span><text:span text:style-name="T224">meilleur modèle</text:span><text:span text:style-name="T225"><text:s/>: Random Forest / XGBoost.</text:span></text:p>
        </text:list-item>
        <text:list-item>
          <text:p text:style-name="P226"><text:span text:style-name="T227">Les<text:s/></text:span><text:span text:style-name="T228">clusters</text:span><text:span text:style-name="T229"><text:s/>segmentent les comportements normaux et repèrent les anomalies.</text:span></text:p>
        </text:list-item>
        <text:list-item>
          <text:p text:style-name="P230"><text:span text:style-name="T231">Les<text:s/></text:span><text:span text:style-name="T232">règles d’association</text:span><text:span text:style-name="T233"><text:s/>apportent une compréhension métier essentielle.</text:span></text:p>
        </text:list-item>
        <text:list-item>
          <text:p text:style-name="P234"><text:span text:style-name="T235">L’</text:span><text:span text:style-name="T236">industrialisation</text:span><text:span text:style-name="T237"><text:s/>passe par un pipeline temps réel intégrant prétraitement, scoring ML, surveillance et audit.</text:span></text:p>
        </text:list-item>
      </text:list>
      <text:p text:style-name="P238"><text:span text:style-name="T239"><draw:custom-shape svg:x="0in" svg:y="0in" svg:width="45.51042in" svg:height="0.00139in" draw:z-index="0" draw:id="id5" draw:style-name="a6" draw:name="Horizontal Line 243" text:anchor-type="as-char"><svg:title/><svg:desc/><draw:enhanced-geometry draw:type="non-primitive" svg:viewBox="0 0 21600 21600" draw:enhanced-path="M 0 0 L 21600 0 21600 21600 0 21600 Z N"/></draw:custom-shape></text:span></text:p>
      <text:p text:style-name="P240"><text:span text:style-name="T241">✅</text:span><text:span text:style-name="T242"><text:s/></text:span><text:span text:style-name="T243">Validation des étapes du projet Data Mining</text:span></text:p>
      <text:list text:style-name="LFO16" text:continue-numbering="true">
        <text:list-item>
          <text:p text:style-name="P244"><text:span text:style-name="T245">Définition des objectifs</text:span><text:span text:style-name="T246"><text:s/>:<text:s/></text:span><text:span text:style-name="T247">✔</text:span><text:span text:style-name="T248">️</text:span><text:span text:style-name="T249"><text:s/>Clair et complet.</text:span></text:p>
        </text:list-item>
        <text:list-item>
          <text:p text:style-name="P250"><text:span text:style-name="T251">Préparation des données (KDD)</text:span><text:span text:style-name="T252"><text:s/>:<text:s/></text:span><text:span text:style-name="T253">✔</text:span><text:span text:style-name="T254">️</text:span><text:span text:style-name="T255"><text:s/>Observation, pré-traitement, transformation<text:s/></text:span><text:span text:style-name="T256">✔</text:span><text:span text:style-name="T257">️</text:span></text:p>
        </text:list-item>
        <text:list-item>
          <text:p text:style-name="P258"><text:span text:style-name="T259">Fouille de données</text:span><text:span text:style-name="T260"><text:s/>:<text:s/></text:span><text:span text:style-name="T261">✔</text:span><text:span text:style-name="T262">️</text:span><text:span text:style-name="T263"><text:s/>Classification, clustering, régression, association, anomalies<text:s/></text:span><text:span text:style-name="T264">✔</text:span><text:span text:style-name="T265">️</text:span></text:p>
        </text:list-item>
        <text:list-item>
          <text:p text:style-name="P266"><text:span text:style-name="T267">Évaluation des modèles</text:span><text:span text:style-name="T268"><text:s/>:<text:s/></text:span><text:span text:style-name="T269">✔</text:span><text:span text:style-name="T270">️</text:span><text:span text:style-name="T271"><text:s/>Metrics, analyse métier, interprétabilité<text:s/></text:span><text:span text:style-name="T272">✔</text:span><text:span text:style-name="T273">️</text:span></text:p>
        </text:list-item>
      </text:list>
      <text:p text:style-name="P274"><text:span text:style-name="T275">Conclusion générale :</text:span><text:span text:style-name="T276"><text:s/>Toutes les étapes validées. Le notebook final peut être généré en suivant cette structure.</text:span></text:p>
      <text:p text:style-name="P277"><text:span text:style-name="T278"><draw:custom-shape svg:x="0in" svg:y="0in" svg:width="45.51042in" svg:height="0.00139in" draw:z-index="0" draw:id="id6" draw:style-name="a7" draw:name="Horizontal Line 244" text:anchor-type="as-char"><svg:title/><svg:desc/><draw:enhanced-geometry draw:type="non-primitive" svg:viewBox="0 0 21600 21600" draw:enhanced-path="M 0 0 L 21600 0 21600 21600 0 21600 Z N"/></draw:custom-shap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ouaa El Hajjouli</meta:initial-creator>
    <dc:creator>Douaa El Hajjouli</dc:creator>
    <meta:creation-date>2025-12-01T13:13:00Z</meta:creation-date>
    <dc:date>2025-12-01T13:24:00Z</dc:date>
    <meta:template xlink:href="Normal" xlink:type="simple"/>
    <meta:editing-cycles>2</meta:editing-cycles>
    <meta:editing-duration>PT600S</meta:editing-duration>
    <meta:document-statistic meta:page-count="4" meta:paragraph-count="9" meta:word-count="692" meta:character-count="4632" meta:row-count="32" meta:non-whitespace-character-count="3949"/>
  </office:meta>
</office:document-meta>
</file>

<file path=Object 1/content.xml><?xml version="1.0" encoding="utf-8"?>
<mml:math xmlns:mml="http://www.w3.org/1998/Math/MathML" xmlns:m="http://schemas.openxmlformats.org/officeDocument/2006/math">
  <mml:mtext>Recall</mml:mtext>
  <mml:mo>=</mml:mo>
  <mml:mfrac>
    <mml:mrow>
      <mml:mtext>Fraudes d</mml:mtext>
      <mml:mover accent="true">
        <mml:mrow>
          <mml:mtext>e</mml:mtext>
        </mml:mrow>
        <mml:mi mathvariant="normal">ˊ</mml:mi>
      </mml:mover>
      <mml:mtext>tect</mml:mtext>
      <mml:mover accent="true">
        <mml:mrow>
          <mml:mtext>e</mml:mtext>
        </mml:mrow>
        <mml:mi mathvariant="normal">ˊ</mml:mi>
      </mml:mover>
      <mml:mtext>es</mml:mtext>
    </mml:mrow>
    <mml:mrow>
      <mml:mtext>Fraudes totales</mml:mtext>
    </mml:mrow>
  </mml:mfrac>
</mml:math>
</file>